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7.133cm"/>
    </style:style>
    <style:style style:name="co47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7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 style:data-style-name="N116"/>
    <style:style style:name="ce299" style:family="table-cell" style:parent-style-name="Default" style:data-style-name="N116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16">
      <style:text-properties fo:font-weight="bold" style:font-weight-asian="bold" style:font-weight-complex="bold"/>
    </style:style>
    <style:style style:name="ce301" style:family="table-cell" style:parent-style-name="Default" style:data-style-name="N116">
      <style:table-cell-properties fo:background-color="#ffd320"/>
    </style:style>
    <style:style style:name="ce302" style:family="table-cell" style:parent-style-name="Default">
      <style:table-cell-properties fo:background-color="#ffd320"/>
    </style:style>
    <style:style style:name="ce3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4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office:forms form:automatic-focus="false" form:apply-design-mode="false"/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1" table:default-cell-style-name="ce298"/>
        <table:table-column table:style-name="co1" table:default-cell-style-name="Default"/>
        <table:table-column table:style-name="co1" table:default-cell-style-name="ce298"/>
        <table:table-column table:style-name="co47" table:default-cell-style-name="ce303"/>
        <table:table-column table:style-name="co1" table:number-columns-repeated="1019" table:default-cell-style-name="Default"/>
        <table:table-row table:style-name="ro7">
          <table:table-cell office:value-type="string" calcext:value-type="string">
            <text:p>budget janvier 2015</text:p>
          </table:table-cell>
          <table:table-cell/>
          <table:table-cell office:value-type="string" calcext:value-type="string">
            <text:p>total général</text:p>
          </table:table-cell>
          <table:table-cell table:formula="of:=SUM([.D6:.D10])" office:value-type="currency" office:currency="EUR" office:value="5881.975" calcext:value-type="currency">
            <text:p>5 881,98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aléas</text:p>
          </table:table-cell>
          <table:table-cell table:formula="of:=[.D1]*1.2+[.D2]" office:value-type="currency" office:currency="EUR" office:value="7758.37" calcext:value-type="currency">
            <text:p>7 758,37 €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arte principale</text:p>
          </table:table-cell>
          <table:table-cell table:formula="of:=[.D13]" office:value-type="currency" office:currency="EUR" office:value="53.24" calcext:value-type="currency">
            <text:p>53,24 €</text:p>
          </table:table-cell>
          <table:table-cell office:value-type="float" office:value="60" calcext:value-type="float">
            <text:p>60</text:p>
          </table:table-cell>
          <table:table-cell table:formula="of:=IF([.B6]*[.C6]=0;&quot;&quot;;[.B6]*[.C6])" office:value-type="currency" office:currency="EUR" office:value="3194.4" calcext:value-type="currency">
            <text:p>3 194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élécommande</text:p>
          </table:table-cell>
          <table:table-cell table:formula="of:=[.D71]" office:value-type="currency" office:currency="EUR" office:value="10.305" calcext:value-type="currency">
            <text:p>10,31 €</text:p>
          </table:table-cell>
          <table:table-cell office:value-type="float" office:value="25" calcext:value-type="float">
            <text:p>25</text:p>
          </table:table-cell>
          <table:table-cell table:formula="of:=IF([.B7]*[.C7]=0;&quot;&quot;;[.B7]*[.C7])" office:value-type="currency" office:currency="EUR" office:value="257.625" calcext:value-type="currency">
            <text:p>257,63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2xled10w</text:p>
          </table:table-cell>
          <table:table-cell table:formula="of:=[.D98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B8]*[.C8]=0;&quot;&quot;;[.B8]*[.C8])" office:value-type="currency" office:currency="EUR" office:value="54.2" calcext:value-type="currency">
            <text:p>54,2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gestion charge batterie 12v lipo</text:p>
          </table:table-cell>
          <table:table-cell table:formula="of:=[.D120]" office:value-type="currency" office:currency="EUR" office:value="12.525" calcext:value-type="currency">
            <text:p>12,53 €</text:p>
          </table:table-cell>
          <table:table-cell office:value-type="float" office:value="30" calcext:value-type="float">
            <text:p>30</text:p>
          </table:table-cell>
          <table:table-cell table:formula="of:=IF([.B9]*[.C9]=0;&quot;&quot;;[.B9]*[.C9])" office:value-type="currency" office:currency="EUR" office:value="375.75" calcext:value-type="currency">
            <text:p>375,7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ule de titreur </text:p>
          </table:table-cell>
          <table:table-cell table:formula="of:=20*5" office:value-type="currency" office:currency="EUR" office:value="100" calcext:value-type="currency">
            <text:p>100,00 €</text:p>
          </table:table-cell>
          <table:table-cell office:value-type="float" office:value="20" calcext:value-type="float">
            <text:p>20</text:p>
          </table:table-cell>
          <table:table-cell table:formula="of:=IF([.B10]*[.C10]=0;&quot;&quot;;[.B10]*[.C10])" office:value-type="currency" office:currency="EUR" office:value="2000" calcext:value-type="currency">
            <text:p>2 000,00 €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5:.D68])" office:value-type="currency" office:currency="EUR" office:value="53.24" calcext:value-type="currency">
            <text:p>53,24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carte principale</text:p>
          </table:table-cell>
          <table:table-cell table:style-name="ce299" office:value-type="string" calcext:value-type="string">
            <text:p>pu</text:p>
          </table:table-cell>
          <table:table-cell table:style-name="ce296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4" office:value-type="string" calcext:value-type="string">
            <text:p>farnell</text:p>
          </table:table-cell>
          <table:table-cell table:style-name="ce297" table:number-columns-repeated="1019"/>
        </table:table-row>
        <table:table-row table:style-name="ro7">
          <table:table-cell table:style-name="ce297" office:value-type="string" calcext:value-type="string">
            <text:p>rpi a+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7" office:value-type="float" office:value="1" calcext:value-type="float">
            <text:p>1</text:p>
          </table:table-cell>
          <table:table-cell table:formula="of:=IF([.B15]*[.C15]=0;&quot;&quot;;[.B15]*[.C15])" office:value-type="currency" office:currency="EUR" office:value="17.4" calcext:value-type="currency">
            <text:p>17,40 €</text:p>
          </table:table-cell>
          <table:table-cell table:style-name="ce305"/>
          <table:table-cell table:style-name="ce297" table:number-columns-repeated="1019"/>
        </table:table-row>
        <table:table-row table:style-name="ro7">
          <table:table-cell table:style-name="ce297" office:value-type="string" calcext:value-type="string">
            <text:p>wifi dongle</text:p>
          </table:table-cell>
          <table:table-cell table:style-name="ce300" office:value-type="currency" office:currency="EUR" office:value="10" calcext:value-type="currency">
            <text:p>10,00 €</text:p>
          </table:table-cell>
          <table:table-cell table:style-name="ce297" office:value-type="float" office:value="1" calcext:value-type="float">
            <text:p>1</text:p>
          </table:table-cell>
          <table:table-cell table:formula="of:=IF([.B16]*[.C16]=0;&quot;&quot;;[.B16]*[.C16])" office:value-type="currency" office:currency="EUR" office:value="10" calcext:value-type="currency">
            <text:p>10,00 €</text:p>
          </table:table-cell>
          <table:table-cell table:style-name="ce305"/>
          <table:table-cell table:style-name="ce297"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B17]*[.C17]=0;&quot;&quot;;[.B17]*[.C17])" office:value-type="currency" office:currency="EUR" office:value="2" calcext:value-type="currency">
            <text:p>2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18]*[.C18]=0;&quot;&quot;;[.B18]*[.C18])" office:value-type="currency" office:currency="EUR" office:value="1.88" calcext:value-type="currency">
            <text:p>1,88 €</text:p>
          </table:table-cell>
          <table:table-cell table:style-name="ce306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oscillateur 8mhz</text:p>
          </table:table-cell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B19]*[.C19]=0;&quot;&quot;;[.B19]*[.C19])" office:value-type="currency" office:currency="EUR" office:value="0.98" calcext:value-type="currency">
            <text:p>0,98 €</text:p>
          </table:table-cell>
          <table:table-cell table:style-name="ce306" office:value-type="string" calcext:value-type="string">
            <text:p><text:a xlink:href="http://fr.farnell.com/iqd-frequency-products/lfspxo021890/oscillator-8mhz-50pf-smd/dp/2449427" xlink:type="simple">2449427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20]*[.C20]=0;&quot;&quot;;[.B20]*[.C20])" office:value-type="currency" office:currency="EUR" office:value="0.17" calcext:value-type="currency">
            <text:p>0,17 €</text:p>
          </table:table-cell>
          <table:table-cell table:style-name="ce306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 (batt, 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1]*[.C21]=0;&quot;&quot;;[.B21]*[.C21])" office:value-type="currency" office:currency="EUR" office:value="0.03" calcext:value-type="currency">
            <text:p>0,03 €</text:p>
          </table:table-cell>
          <table:table-cell table:style-name="ce306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 540mA (flex gyro, relai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B22]*[.C22]=0;&quot;&quot;;[.B22]*[.C22])" office:value-type="currency" office:currency="EUR" office:value="0.25" calcext:value-type="currency">
            <text:p>0,25 €</text:p>
          </table:table-cell>
          <table:table-cell table:style-name="ce306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32" office:value-type="string" calcext:value-type="string">
            <text:p><text:a xlink:href="http://fr.farnell.com/texas-instruments/tpl7407lpwr/circuit-integre/dp/2400933" xlink:type="simple">TPL7407LPWR </text:a></text:p>
          </table:table-cell>
          <table:table-cell office:value-type="float" office:value="0.8" calcext:value-type="float">
            <text:p>0,8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23]*[.C23]=0;&quot;&quot;;[.B23]*[.C23])" office:value-type="currency" office:currency="EUR" office:value="0.24" calcext:value-type="currency">
            <text:p>0,24 €</text:p>
          </table:table-cell>
          <table:table-cell table:style-name="ce306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24]*[.C24]=0;&quot;&quot;;[.B24]*[.C24])" office:value-type="currency" office:currency="EUR" office:value="1.04" calcext:value-type="currency">
            <text:p>1,04 €</text:p>
          </table:table-cell>
          <table:table-cell table:style-name="ce306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gulateur buck 5V 3A</text:p>
          </table:table-cell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B25]*[.C25]=0;&quot;&quot;;[.B25]*[.C25])" office:value-type="currency" office:currency="EUR" office:value="2.63" calcext:value-type="currency">
            <text:p>2,63 €</text:p>
          </table:table-cell>
          <table:table-cell table:style-name="ce306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gulateur ldo 3.3V 0.3A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B26]*[.C26]=0;&quot;&quot;;[.B26]*[.C26])" office:value-type="currency" office:currency="EUR" office:value="0.15" calcext:value-type="currency">
            <text:p>0,15 €</text:p>
          </table:table-cell>
          <table:table-cell table:style-name="ce306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elais 5v (optionnel)</text:p>
          </table:table-cell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B27]*[.C27]=0;&quot;&quot;;[.B27]*[.C27])" office:value-type="currency" office:currency="EUR" office:value="0.83" calcext:value-type="currency">
            <text:p>0,83 €</text:p>
          </table:table-cell>
          <table:table-cell table:style-name="ce306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28]*[.C28]=0;&quot;&quot;;[.B28]*[.C2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29]*[.C29]=0;&quot;&quot;;[.B29]*[.C29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Fuse 1,5A (rpi,atmega)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2" calcext:value-type="float">
            <text:p>2</text:p>
          </table:table-cell>
          <table:table-cell table:formula="of:=IF([.B30]*[.C30]=0;&quot;&quot;;[.B30]*[.C30])" office:value-type="currency" office:currency="EUR" office:value="0.14" calcext:value-type="currency">
            <text:p>0,14 €</text:p>
          </table:table-cell>
          <table:table-cell table:style-name="ce306" office:value-type="string" calcext:value-type="string">
            <text:p><text:a xlink:href="http://fr.farnell.com/multicomp/mc36217/fuse-ptc-reset-smd-8v-750ma/dp/1861182" xlink:type="simple">MC36217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use 5A (titreur)</text:p>
          </table:table-cell>
          <table:table-cell office:value-type="currency" office:currency="EUR" office:value="0.13" calcext:value-type="currency">
            <text:p>0,13 €</text:p>
          </table:table-cell>
          <table:table-cell office:value-type="float" office:value="1" calcext:value-type="float">
            <text:p>1</text:p>
          </table:table-cell>
          <table:table-cell table:formula="of:=IF([.B31]*[.C31]=0;&quot;&quot;;[.B31]*[.C31])" office:value-type="currency" office:currency="EUR" office:value="0.13" calcext:value-type="currency">
            <text:p>0,13 €</text:p>
          </table:table-cell>
          <table:table-cell table:style-name="ce306" office:value-type="string" calcext:value-type="string">
            <text:p><text:a xlink:href="http://fr.farnell.com/multicomp/mc36177/fuse-ptc-reset-radial-16v-2-5a/dp/1861155" xlink:type="simple">MC36177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B32]*[.C32]=0;&quot;&quot;;[.B32]*[.C32])" office:value-type="currency" office:currency="EUR" office:value="0.23" calcext:value-type="currency">
            <text:p>0,23 €</text:p>
          </table:table-cell>
          <table:table-cell table:style-name="ce306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3"/>
          <table:table-cell table:style-name="ce306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34]*[.C34]=0;&quot;&quot;;[.B34]*[.C34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B35]*[.C35]=0;&quot;&quot;;[.B35]*[.C35])" office:value-type="currency" office:currency="EUR" office:value="0.65" calcext:value-type="currency">
            <text:p>0,6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4" calcext:value-type="float">
            <text:p>24</text:p>
          </table:table-cell>
          <table:table-cell table:formula="of:=IF([.B36]*[.C36]=0;&quot;&quot;;[.B36]*[.C36])" office:value-type="currency" office:currency="EUR" office:value="0.72" calcext:value-type="currency">
            <text:p>0,72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3" calcext:value-type="float">
            <text:p>3</text:p>
          </table:table-cell>
          <table:table-cell table:formula="of:=IF([.B37]*[.C37]=0;&quot;&quot;;[.B37]*[.C37])" office:value-type="currency" office:currency="EUR" office:value="2.4" calcext:value-type="currency">
            <text:p>2,40 €</text:p>
          </table:table-cell>
          <table:table-cell table:style-name="ce306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B38]*[.C38]=0;&quot;&quot;;[.B38]*[.C38])" office:value-type="currency" office:currency="EUR" office:value="0.51" calcext:value-type="currency">
            <text:p>0,51 €</text:p>
          </table:table-cell>
          <table:table-cell table:style-name="ce306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régulateur 680u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B39]*[.C39]=0;&quot;&quot;;[.B39]*[.C39])" office:value-type="currency" office:currency="EUR" office:value="0.37" calcext:value-type="currency">
            <text:p>0,37 €</text:p>
          </table:table-cell>
          <table:table-cell table:style-name="ce306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régulateur 220u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40]*[.C40]=0;&quot;&quot;;[.B40]*[.C40])" office:value-type="currency" office:currency="EUR" office:value="0.09" calcext:value-type="currency">
            <text:p>0,09 €</text:p>
          </table:table-cell>
          <table:table-cell table:style-name="ce306" office:value-type="string" calcext:value-type="string">
            <text:p><text:a xlink:href="http://fr.farnell.com/nichicon/uwx1a221mcl1gb/capacitor-alum-elec-220uf-10v-20/dp/1823605" xlink:type="simple">UWX1A221MCL1G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relais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41]*[.C41]=0;&quot;&quot;;[.B41]*[.C41])" office:value-type="currency" office:currency="EUR" office:value="0.08" calcext:value-type="currency">
            <text:p>0,08 €</text:p>
          </table:table-cell>
          <table:table-cell table:style-name="ce306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42]*[.C42]=0;&quot;&quot;;[.B42]*[.C42])">
            <text:p/>
          </table:table-cell>
          <table:table-cell table:style-name="ce306"/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formula="of:=IF([.B43]*[.C43]=0;&quot;&quot;;[.B43]*[.C43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extension femel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4" calcext:value-type="float">
            <text:p>4</text:p>
          </table:table-cell>
          <table:table-cell table:formula="of:=IF([.B44]*[.C44]=0;&quot;&quot;;[.B44]*[.C44])" office:value-type="currency" office:currency="EUR" office:value="0.2" calcext:value-type="currency">
            <text:p>0,20 €</text:p>
          </table:table-cell>
          <table:table-cell table:style-name="ce307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te-connectivity-amp/215307-5/boitier-droit-2-rangees-10voies/dp/3419216" xlink:type="simple">215307-5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rpi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45]*[.C45]=0;&quot;&quot;;[.B45]*[.C45])" office:value-type="currency" office:currency="EUR" office:value="0.1" calcext:value-type="currency">
            <text:p>0,10 €</text:p>
          </table:table-cell>
          <table:table-cell table:style-name="ce306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connecteur titreur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47]*[.C47]=0;&quot;&quot;;[.B47]*[.C47])" office:value-type="currency" office:currency="EUR" office:value="0.2" calcext:value-type="currency">
            <text:p>0,20 €</text:p>
          </table:table-cell>
          <table:table-cell table:style-name="ce3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5 pour gyro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B48]*[.C48]=0;&quot;&quot;;[.B48]*[.C48])" office:value-type="currency" office:currency="EUR" office:value="0.3" calcext:value-type="currency">
            <text:p>0,30 €</text:p>
          </table:table-cell>
          <table:table-cell table:style-name="ce306" office:value-type="string" calcext:value-type="string">
            <text:p><text:a xlink:href="http://www.satistronics.com/50pcs-female-5-pin-35mm-terminal-block-screw-type_p2369.html" xlink:type="simple">50pcs Female 5 pin 3.5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B49]*[.C49]=0;&quot;&quot;;[.B49]*[.C49])" office:value-type="currency" office:currency="EUR" office:value="0.25" calcext:value-type="currency">
            <text:p>0,25 €</text:p>
          </table:table-cell>
          <table:table-cell table:style-name="ce306" office:value-type="string" calcext:value-type="string">
            <text:p><text:a xlink:href="http://www.satistronics.com/50pcs-male-5-pin-35mm-terminal-block-right-angle-pcb-mount_p2366.html" xlink:type="simple">50pcs Male 5 pin 3.5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3 pour relai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B50]*[.C50]=0;&quot;&quot;;[.B50]*[.C50])" office:value-type="currency" office:currency="EUR" office:value="0.2" calcext:value-type="currency">
            <text:p>0,20 €</text:p>
          </table:table-cell>
          <table:table-cell table:style-name="ce306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B51]*[.C51]=0;&quot;&quot;;[.B51]*[.C51])" office:value-type="currency" office:currency="EUR" office:value="0.25" calcext:value-type="currency">
            <text:p>0,25 €</text:p>
          </table:table-cell>
          <table:table-cell table:style-name="ce306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/raw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6" calcext:value-type="float">
            <text:p>6</text:p>
          </table:table-cell>
          <table:table-cell table:formula="of:=IF([.B52]*[.C52]=0;&quot;&quot;;[.B52]*[.C52])" office:value-type="currency" office:currency="EUR" office:value="0.96" calcext:value-type="currency">
            <text:p>0,96 €</text:p>
          </table:table-cell>
          <table:table-cell table:style-name="ce3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6" calcext:value-type="float">
            <text:p>6</text:p>
          </table:table-cell>
          <table:table-cell table:formula="of:=IF([.B53]*[.C53]=0;&quot;&quot;;[.B53]*[.C53])" office:value-type="currency" office:currency="EUR" office:value="0.6" calcext:value-type="currency">
            <text:p>0,60 €</text:p>
          </table:table-cell>
          <table:table-cell table:style-name="ce3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54]*[.C54]=0;&quot;&quot;;[.B54]*[.C54])" office:value-type="currency" office:currency="EUR" office:value="0.5" calcext:value-type="currency">
            <text:p>0,50 €</text:p>
          </table:table-cell>
          <table:table-cell table:style-name="ce306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B55]*[.C55]=0;&quot;&quot;;[.B55]*[.C55])" office:value-type="currency" office:currency="EUR" office:value="0.36" calcext:value-type="currency">
            <text:p>0,36 €</text:p>
          </table:table-cell>
          <table:table-cell table:style-name="ce306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56]*[.C56]=0;&quot;&quot;;[.B56]*[.C56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58]*[.C58]=0;&quot;&quot;;[.B58]*[.C58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59]*[.C59]=0;&quot;&quot;;[.B59]*[.C59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itier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B60]*[.C60]=0;&quot;&quot;;[.B60]*[.C60])" office:value-type="currency" office:currency="EUR" office:value="5" calcext:value-type="currency">
            <text:p>5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ot visseri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61]*[.C61]=0;&quot;&quot;;[.B61]*[.C61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62]*[.C62]=0;&quot;&quot;;[.B62]*[.C62])">
            <text:p/>
          </table:table-cell>
          <table:table-cell table:number-columns-repeated="1020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3"/>
          <table:table-cell table:formula="of:=IF([.B70]*[.C70]=0;&quot;&quot;;[.B70]*[.C70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73:.D94])" office:value-type="currency" office:currency="EUR" office:value="10.305" calcext:value-type="currency">
            <text:p>10,31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télécommande</text:p>
          </table:table-cell>
          <table:table-cell table:style-name="ce301"/>
          <table:table-cell table:style-name="ce302"/>
          <table:table-cell table:style-name="ce301" table:formula="of:=IF([.B72]*[.C72]=0;&quot;&quot;;[.B72]*[.C72])">
            <text:p/>
          </table:table-cell>
          <table:table-cell table:style-name="ce308"/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73]*[.C73]=0;&quot;&quot;;[.B73]*[.C73])" office:value-type="currency" office:currency="EUR" office:value="1.5" calcext:value-type="currency">
            <text:p>1,5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cd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74]*[.C74]=0;&quot;&quot;;[.B74]*[.C74])" office:value-type="currency" office:currency="EUR" office:value="1.5" calcext:value-type="currency">
            <text:p>1,5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75]*[.C75]=0;&quot;&quot;;[.B75]*[.C75])" office:value-type="currency" office:currency="EUR" office:value="1.88" calcext:value-type="currency">
            <text:p>1,88 €</text:p>
          </table:table-cell>
          <table:table-cell table:style-name="ce306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oscillateur 8mhz</text:p>
          </table:table-cell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B76]*[.C76]=0;&quot;&quot;;[.B76]*[.C76])" office:value-type="currency" office:currency="EUR" office:value="0.98" calcext:value-type="currency">
            <text:p>0,98 €</text:p>
          </table:table-cell>
          <table:table-cell table:style-name="ce306" office:value-type="string" calcext:value-type="string">
            <text:p><text:a xlink:href="http://fr.farnell.com/iqd-frequency-products/lfspxo021890/oscillator-8mhz-50pf-smd/dp/2449427" xlink:type="simple">2449427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ncodeur rotatif avec bouton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B77]*[.C77]=0;&quot;&quot;;[.B77]*[.C77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78]*[.C78]=0;&quot;&quot;;[.B78]*[.C7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79]*[.C79]=0;&quot;&quot;;[.B79]*[.C79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80]*[.C80]=0;&quot;&quot;;[.B80]*[.C80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81]*[.C81]=0;&quot;&quot;;[.B81]*[.C81])">
            <text:p/>
          </table:table-cell>
          <table:table-cell table:style-name="ce32"/>
          <table:table-cell table:number-columns-repeated="1019"/>
        </table:table-row>
        <table:table-row table:style-name="ro7">
          <table:table-cell office:value-type="string" calcext:value-type="string">
            <text:p>switch reed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82]*[.C82]=0;&quot;&quot;;[.B82]*[.C82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uton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83]*[.C83]=0;&quot;&quot;;[.B83]*[.C83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uchon bouton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B84]*[.C84]=0;&quot;&quot;;[.B84]*[.C84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85]*[.C85]=0;&quot;&quot;;[.B85]*[.C85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formula="of:=IF([.B86]*[.C86]=0;&quot;&quot;;[.B86]*[.C86])">
            <text:p/>
          </table:table-cell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87]*[.C87]=0;&quot;&quot;;[.B87]*[.C87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B88]*[.C88]=0;&quot;&quot;;[.B88]*[.C88])" office:value-type="currency" office:currency="EUR" office:value="0.65" calcext:value-type="currency">
            <text:p>0,6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B89]*[.C89]=0;&quot;&quot;;[.B89]*[.C89])" office:value-type="currency" office:currency="EUR" office:value="0.69" calcext:value-type="currency">
            <text:p>0,69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0]*[.C90]=0;&quot;&quot;;[.B90]*[.C90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91]*[.C91]=0;&quot;&quot;;[.B91]*[.C91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92]*[.C92]=0;&quot;&quot;;[.B92]*[.C9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3]*[.C93]=0;&quot;&quot;;[.B93]*[.C9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4]*[.C94]=0;&quot;&quot;;[.B94]*[.C9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5]*[.C95]=0;&quot;&quot;;[.B95]*[.C9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6]*[.C96]=0;&quot;&quot;;[.B96]*[.C9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7]*[.C97]=0;&quot;&quot;;[.B97]*[.C97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00:.D118])" office:value-type="currency" office:currency="EUR" office:value="5.42" calcext:value-type="currency">
            <text:p>5,42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2xled10w + 2x flex led</text:p>
          </table:table-cell>
          <table:table-cell table:style-name="ce301"/>
          <table:table-cell table:style-name="ce302"/>
          <table:table-cell table:style-name="ce301" table:formula="of:=IF([.B99]*[.C99]=0;&quot;&quot;;[.B99]*[.C99])">
            <text:p/>
          </table:table-cell>
          <table:table-cell table:style-name="ce308"/>
          <table:table-cell table:number-columns-repeated="1019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B100]*[.C100]=0;&quot;&quot;;[.B100]*[.C100])" office:value-type="currency" office:currency="EUR" office:value="0.05" calcext:value-type="currency">
            <text:p>0,05 €</text:p>
          </table:table-cell>
          <table:table-cell table:style-name="ce3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01]*[.C101]=0;&quot;&quot;;[.B101]*[.C101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102]*[.C102]=0;&quot;&quot;;[.B102]*[.C102])" office:value-type="currency" office:currency="EUR" office:value="0.17" calcext:value-type="currency">
            <text:p>0,17 €</text:p>
          </table:table-cell>
          <table:table-cell table:style-name="ce306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103]*[.C103]=0;&quot;&quot;;[.B103]*[.C103])" office:value-type="currency" office:currency="EUR" office:value="0.24" calcext:value-type="currency">
            <text:p>0,24 €</text:p>
          </table:table-cell>
          <table:table-cell table:style-name="ce306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104]*[.C104]=0;&quot;&quot;;[.B104]*[.C104])" office:value-type="currency" office:currency="EUR" office:value="1.04" calcext:value-type="currency">
            <text:p>1,04 €</text:p>
          </table:table-cell>
          <table:table-cell table:style-name="ce306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B105]*[.C105]=0;&quot;&quot;;[.B105]*[.C105])" office:value-type="currency" office:currency="EUR" office:value="1.6" calcext:value-type="currency">
            <text:p>1,60 €</text:p>
          </table:table-cell>
          <table:table-cell table:style-name="ce306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B106]*[.C106]=0;&quot;&quot;;[.B106]*[.C106])" office:value-type="currency" office:currency="EUR" office:value="0.34" calcext:value-type="currency">
            <text:p>0,34 €</text:p>
          </table:table-cell>
          <table:table-cell table:style-name="ce306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07]*[.C107]=0;&quot;&quot;;[.B107]*[.C107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B108]*[.C108]=0;&quot;&quot;;[.B108]*[.C108])" office:value-type="currency" office:currency="EUR" office:value="0.25" calcext:value-type="currency">
            <text:p>0,2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B109]*[.C109]=0;&quot;&quot;;[.B109]*[.C109])" office:value-type="currency" office:currency="EUR" office:value="0.21" calcext:value-type="currency">
            <text:p>0,21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0]*[.C110]=0;&quot;&quot;;[.B110]*[.C110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B111]*[.C111]=0;&quot;&quot;;[.B111]*[.C111])" office:value-type="currency" office:currency="EUR" office:value="0.32" calcext:value-type="currency">
            <text:p>0,32 €</text:p>
          </table:table-cell>
          <table:table-cell table:style-name="ce3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112]*[.C112]=0;&quot;&quot;;[.B112]*[.C112])" office:value-type="currency" office:currency="EUR" office:value="0.2" calcext:value-type="currency">
            <text:p>0,20 €</text:p>
          </table:table-cell>
          <table:table-cell table:style-name="ce3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13]*[.C113]=0;&quot;&quot;;[.B113]*[.C11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4]*[.C114]=0;&quot;&quot;;[.B114]*[.C11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5]*[.C115]=0;&quot;&quot;;[.B115]*[.C11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6]*[.C116]=0;&quot;&quot;;[.B116]*[.C116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number-columns-repeated="3"/>
          <table:table-cell table:formula="of:=IF([.B118]*[.C118]=0;&quot;&quot;;[.B118]*[.C11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9]*[.C119]=0;&quot;&quot;;[.B119]*[.C119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22:.D139])" office:value-type="currency" office:currency="EUR" office:value="12.525" calcext:value-type="currency">
            <text:p>12,53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2xled10w + 2x flex led</text:p>
          </table:table-cell>
          <table:table-cell table:style-name="ce301"/>
          <table:table-cell table:style-name="ce302"/>
          <table:table-cell table:style-name="ce301" table:formula="of:=IF([.B121]*[.C121]=0;&quot;&quot;;[.B121]*[.C121])">
            <text:p/>
          </table:table-cell>
          <table:table-cell table:style-name="ce308"/>
          <table:table-cell table:number-columns-repeated="1019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22]*[.C122]=0;&quot;&quot;;[.B122]*[.C122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samtec/ssw-105-02-t-d-ra/connecteur-femelle-2-54mm-coude/dp/2308470" xlink:type="simple">SSW-105-02-T-D-R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23]*[.C123]=0;&quot;&quot;;[.B123]*[.C123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i charge lipo</text:p>
          </table:table-cell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B124]*[.C124]=0;&quot;&quot;;[.B124]*[.C124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125]*[.C125]=0;&quot;&quot;;[.B125]*[.C125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126]*[.C126]=0;&quot;&quot;;[.B126]*[.C126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127]*[.C127]=0;&quot;&quot;;[.B127]*[.C127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formula="of:=IF([.B129]*[.C129]=0;&quot;&quot;;[.B129]*[.C129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B130]*[.C130]=0;&quot;&quot;;[.B130]*[.C130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B131]*[.C131]=0;&quot;&quot;;[.B131]*[.C131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B132]*[.C132]=0;&quot;&quot;;[.B132]*[.C132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ode chargeur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3" calcext:value-type="float">
            <text:p>3</text:p>
          </table:table-cell>
          <table:table-cell table:formula="of:=IF([.B133]*[.C133]=0;&quot;&quot;;[.B133]*[.C133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bine chargeur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34]*[.C134]=0;&quot;&quot;;[.B134]*[.C134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35]*[.C135]=0;&quot;&quot;;[.B135]*[.C135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36]*[.C136]=0;&quot;&quot;;[.B136]*[.C136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5*2,54 pour xt60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137]*[.C137]=0;&quot;&quot;;[.B137]*[.C137])" office:value-type="currency" office:currency="EUR" office:value="0.1" calcext:value-type="currency">
            <text:p>0,10 €</text:p>
          </table:table-cell>
          <table:table-cell table:style-name="ce306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38]*[.C138]=0;&quot;&quot;;[.B138]*[.C13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39]*[.C139]=0;&quot;&quot;;[.B139]*[.C13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0]*[.C140]=0;&quot;&quot;;[.B140]*[.C14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1]*[.C141]=0;&quot;&quot;;[.B141]*[.C14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2]*[.C142]=0;&quot;&quot;;[.B142]*[.C14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3]*[.C143]=0;&quot;&quot;;[.B143]*[.C14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4]*[.C144]=0;&quot;&quot;;[.B144]*[.C14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5]*[.C145]=0;&quot;&quot;;[.B145]*[.C14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6]*[.C146]=0;&quot;&quot;;[.B146]*[.C1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7]*[.C147]=0;&quot;&quot;;[.B147]*[.C1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8]*[.C148]=0;&quot;&quot;;[.B148]*[.C1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9]*[.C149]=0;&quot;&quot;;[.B149]*[.C1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0]*[.C150]=0;&quot;&quot;;[.B150]*[.C1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1]*[.C151]=0;&quot;&quot;;[.B151]*[.C1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2]*[.C152]=0;&quot;&quot;;[.B152]*[.C1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3]*[.C153]=0;&quot;&quot;;[.B153]*[.C1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4]*[.C154]=0;&quot;&quot;;[.B154]*[.C1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5]*[.C155]=0;&quot;&quot;;[.B155]*[.C1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6]*[.C156]=0;&quot;&quot;;[.B156]*[.C1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7]*[.C157]=0;&quot;&quot;;[.B157]*[.C1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8]*[.C158]=0;&quot;&quot;;[.B158]*[.C1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9]*[.C159]=0;&quot;&quot;;[.B159]*[.C1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0]*[.C160]=0;&quot;&quot;;[.B160]*[.C1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1]*[.C161]=0;&quot;&quot;;[.B161]*[.C1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2]*[.C162]=0;&quot;&quot;;[.B162]*[.C1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3]*[.C163]=0;&quot;&quot;;[.B163]*[.C1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4]*[.C164]=0;&quot;&quot;;[.B164]*[.C1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5]*[.C165]=0;&quot;&quot;;[.B165]*[.C1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6]*[.C166]=0;&quot;&quot;;[.B166]*[.C1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7]*[.C167]=0;&quot;&quot;;[.B167]*[.C1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8]*[.C168]=0;&quot;&quot;;[.B168]*[.C1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9]*[.C169]=0;&quot;&quot;;[.B169]*[.C1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0]*[.C170]=0;&quot;&quot;;[.B170]*[.C17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1]*[.C171]=0;&quot;&quot;;[.B171]*[.C17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2]*[.C172]=0;&quot;&quot;;[.B172]*[.C17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3]*[.C173]=0;&quot;&quot;;[.B173]*[.C17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4]*[.C174]=0;&quot;&quot;;[.B174]*[.C17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5]*[.C175]=0;&quot;&quot;;[.B175]*[.C17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6]*[.C176]=0;&quot;&quot;;[.B176]*[.C17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7]*[.C177]=0;&quot;&quot;;[.B177]*[.C17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8]*[.C178]=0;&quot;&quot;;[.B178]*[.C17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9]*[.C179]=0;&quot;&quot;;[.B179]*[.C17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0]*[.C180]=0;&quot;&quot;;[.B180]*[.C18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1]*[.C181]=0;&quot;&quot;;[.B181]*[.C18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2]*[.C182]=0;&quot;&quot;;[.B182]*[.C18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3]*[.C183]=0;&quot;&quot;;[.B183]*[.C18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4]*[.C184]=0;&quot;&quot;;[.B184]*[.C18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5]*[.C185]=0;&quot;&quot;;[.B185]*[.C18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6]*[.C186]=0;&quot;&quot;;[.B186]*[.C18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7]*[.C187]=0;&quot;&quot;;[.B187]*[.C18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8]*[.C188]=0;&quot;&quot;;[.B188]*[.C18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9]*[.C189]=0;&quot;&quot;;[.B189]*[.C18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0]*[.C190]=0;&quot;&quot;;[.B190]*[.C19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1]*[.C191]=0;&quot;&quot;;[.B191]*[.C19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2]*[.C192]=0;&quot;&quot;;[.B192]*[.C19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3]*[.C193]=0;&quot;&quot;;[.B193]*[.C19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4]*[.C194]=0;&quot;&quot;;[.B194]*[.C19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5]*[.C195]=0;&quot;&quot;;[.B195]*[.C19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6]*[.C196]=0;&quot;&quot;;[.B196]*[.C19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7]*[.C197]=0;&quot;&quot;;[.B197]*[.C19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8]*[.C198]=0;&quot;&quot;;[.B198]*[.C19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9]*[.C199]=0;&quot;&quot;;[.B199]*[.C19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0]*[.C200]=0;&quot;&quot;;[.B200]*[.C2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1]*[.C201]=0;&quot;&quot;;[.B201]*[.C2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2]*[.C202]=0;&quot;&quot;;[.B202]*[.C2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3]*[.C203]=0;&quot;&quot;;[.B203]*[.C2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4]*[.C204]=0;&quot;&quot;;[.B204]*[.C2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5]*[.C205]=0;&quot;&quot;;[.B205]*[.C20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6]*[.C206]=0;&quot;&quot;;[.B206]*[.C20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7]*[.C207]=0;&quot;&quot;;[.B207]*[.C20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8]*[.C208]=0;&quot;&quot;;[.B208]*[.C20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9]*[.C209]=0;&quot;&quot;;[.B209]*[.C20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0]*[.C210]=0;&quot;&quot;;[.B210]*[.C21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1]*[.C211]=0;&quot;&quot;;[.B211]*[.C21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2]*[.C212]=0;&quot;&quot;;[.B212]*[.C21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3]*[.C213]=0;&quot;&quot;;[.B213]*[.C21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4]*[.C214]=0;&quot;&quot;;[.B214]*[.C21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5]*[.C215]=0;&quot;&quot;;[.B215]*[.C21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6]*[.C216]=0;&quot;&quot;;[.B216]*[.C21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7]*[.C217]=0;&quot;&quot;;[.B217]*[.C21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8]*[.C218]=0;&quot;&quot;;[.B218]*[.C21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9]*[.C219]=0;&quot;&quot;;[.B219]*[.C21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0]*[.C220]=0;&quot;&quot;;[.B220]*[.C22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1]*[.C221]=0;&quot;&quot;;[.B221]*[.C22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2]*[.C222]=0;&quot;&quot;;[.B222]*[.C2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3]*[.C223]=0;&quot;&quot;;[.B223]*[.C2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4]*[.C224]=0;&quot;&quot;;[.B224]*[.C22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5]*[.C225]=0;&quot;&quot;;[.B225]*[.C22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6]*[.C226]=0;&quot;&quot;;[.B226]*[.C22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7]*[.C227]=0;&quot;&quot;;[.B227]*[.C22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8]*[.C228]=0;&quot;&quot;;[.B228]*[.C22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9]*[.C229]=0;&quot;&quot;;[.B229]*[.C22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0]*[.C230]=0;&quot;&quot;;[.B230]*[.C23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1]*[.C231]=0;&quot;&quot;;[.B231]*[.C23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2]*[.C232]=0;&quot;&quot;;[.B232]*[.C23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3]*[.C233]=0;&quot;&quot;;[.B233]*[.C23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4]*[.C234]=0;&quot;&quot;;[.B234]*[.C23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5]*[.C235]=0;&quot;&quot;;[.B235]*[.C23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6]*[.C236]=0;&quot;&quot;;[.B236]*[.C23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7]*[.C237]=0;&quot;&quot;;[.B237]*[.C23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8]*[.C238]=0;&quot;&quot;;[.B238]*[.C23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9]*[.C239]=0;&quot;&quot;;[.B239]*[.C23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0]*[.C240]=0;&quot;&quot;;[.B240]*[.C24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1]*[.C241]=0;&quot;&quot;;[.B241]*[.C24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2]*[.C242]=0;&quot;&quot;;[.B242]*[.C24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3]*[.C243]=0;&quot;&quot;;[.B243]*[.C24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4]*[.C244]=0;&quot;&quot;;[.B244]*[.C24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5]*[.C245]=0;&quot;&quot;;[.B245]*[.C24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6]*[.C246]=0;&quot;&quot;;[.B246]*[.C2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7]*[.C247]=0;&quot;&quot;;[.B247]*[.C2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8]*[.C248]=0;&quot;&quot;;[.B248]*[.C2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9]*[.C249]=0;&quot;&quot;;[.B249]*[.C2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0]*[.C250]=0;&quot;&quot;;[.B250]*[.C2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1]*[.C251]=0;&quot;&quot;;[.B251]*[.C2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2]*[.C252]=0;&quot;&quot;;[.B252]*[.C2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3]*[.C253]=0;&quot;&quot;;[.B253]*[.C2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4]*[.C254]=0;&quot;&quot;;[.B254]*[.C2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5]*[.C255]=0;&quot;&quot;;[.B255]*[.C2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6]*[.C256]=0;&quot;&quot;;[.B256]*[.C2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7]*[.C257]=0;&quot;&quot;;[.B257]*[.C2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8]*[.C258]=0;&quot;&quot;;[.B258]*[.C2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9]*[.C259]=0;&quot;&quot;;[.B259]*[.C2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0]*[.C260]=0;&quot;&quot;;[.B260]*[.C2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1]*[.C261]=0;&quot;&quot;;[.B261]*[.C2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2]*[.C262]=0;&quot;&quot;;[.B262]*[.C262])">
            <text:p/>
          </table:table-cell>
          <table:table-cell table:number-columns-repeated="1020"/>
        </table:table-row>
        <table:table-row table:style-name="ro7" table:number-rows-repeated="10483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E$83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/00/0000</text:date>, <text:time style:data-style-name="N2" text:time-value="20:16:31.2467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4DT9H32M19S</meta:editing-duration>
    <meta:editing-cycles>110</meta:editing-cycles>
    <meta:generator>LibreOffice/4.2.6.3$MacOSX_x86 LibreOffice_project/3fd416d4c6db7d3204c17ce57a1d70f6e531ee21</meta:generator>
    <dc:date>2014-12-25T22:51:50.943414000</dc:date>
    <meta:document-statistic meta:table-count="10" meta:cell-count="2244" meta:object-count="0"/>
  </office:meta>
</office:document-meta>
</file>